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b1e" officeooo:paragraph-rsid="001f1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8T19:12:44.852012275</meta:creation-date>
    <dc:date>2021-02-18T19:13:18.753077901</dc:date>
    <meta:editing-duration>PT35S</meta:editing-duration>
    <meta:editing-cycles>1</meta:editing-cycles>
    <meta:generator>LibreOffice/7.1.0.3$Linux_X86_64 LibreOffice_project/10$Build-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